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pt" fo:country="PT"/>
    </style:style>
    <style:style style:name="P2" style:family="paragraph" style:parent-style-name="Standard">
      <style:paragraph-properties fo:text-align="justify" style:justify-single-word="false"/>
      <style:text-properties fo:language="pt" fo:country="PT"/>
    </style:style>
    <style:style style:name="P3" style:family="paragraph" style:parent-style-name="Standard">
      <style:paragraph-properties fo:text-align="justify" style:justify-single-word="false"/>
      <style:text-properties fo:language="pt" fo:country="PT" officeooo:paragraph-rsid="000221ed"/>
    </style:style>
    <style:style style:name="P4" style:family="paragraph" style:parent-style-name="Standard">
      <style:text-properties fo:language="pt" fo:country="PT" officeooo:rsid="0003f60d" officeooo:paragraph-rsid="0003f60d"/>
    </style:style>
    <style:style style:name="T1" style:family="text">
      <style:text-properties officeooo:rsid="00000525"/>
    </style:style>
    <style:style style:name="T2" style:family="text">
      <style:text-properties officeooo:rsid="0001764e"/>
    </style:style>
    <style:style style:name="T3" style:family="text">
      <style:text-properties officeooo:rsid="00036c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dré Brandão 93021</text:p>
      <text:p text:style-name="P1">Emanuel Pereira 93235</text:p>
      <text:p text:style-name="P4">Grupo 1</text:p>
      <text:p text:style-name="P1"/>
      <text:p text:style-name="P2">1º TESTE:</text:p>
      <text:p text:style-name="P2"/>
      <text:p text:style-name="P2">Enviar os dois comandos de forma correta e verificar a sua execução. (TESTE PASSOU)</text:p>
      <text:p text:style-name="P2"/>
      <text:p text:style-name="P2">2º TESTE:</text:p>
      <text:p text:style-name="P2"/>
      <text:p text:style-name="P2">Verificar o erro da cmdString Full. Enviar 11 chars seguidos e verificar que no ultimo <text:span text:style-name="T2">caracter enviado</text:span> dá erro. (TESTE PASSOU)</text:p>
      <text:p text:style-name="P2"/>
      <text:p text:style-name="P2">3<text:span text:style-name="T1">º </text:span>TESTE:</text:p>
      <text:p text:style-name="P2"/>
      <text:p text:style-name="P2">Enviar um comando vazio <text:span text:style-name="T3">e verificar que dá erro </text:span>(TESTE PASSOU). <text:span text:style-name="T3">D</text:span>e seguida enviar um comando incompleto (TESTE NÃO PASSOU). A resolução passou por adicionar um return -2 <text:span text:style-name="T3">que </text:span>executa quando o comando não é o ‘P’ ou ‘S’.</text:p>
      <text:p text:style-name="P2"/>
      <text:p text:style-name="P2">4º TESTE:</text:p>
      <text:p text:style-name="P2"/>
      <text:p text:style-name="P3">Averiguar o formato da string. Mandou-se um char diferente do ‘#’ e constantou-se que o TESTE PASSOU, visto que a função gerou o erro pretendido. </text:p>
      <text:p text:style-name="P3">Adicionalmente verificou-se o “end of frame”. Enviando um char diferente do esperado ‘!’. Verificou-se que o TESTE NÃO PASSOU, visto que o char final tem que ser obrigatoriamente ‘!’, para resolução procura-se o simbolo do EOF, se exister continua a execução do codigo normalmente, em caso de erro gera ‘return -4’.</text:p>
      <text:p text:style-name="P2"/>
      <text:p text:style-name="P2">5<text:span text:style-name="T1">º </text:span>TESTE:</text:p>
      <text:p text:style-name="P2"/>
      <text:p text:style-name="P2">Elaborou-se código para o tester o CS, enviando um CS errado (TESTE NÃO PASSOU). Na resolução calcula-se o checkSum e compara-se com o checkSum recebido se der diferente gera-se o erro (return -3), se não executa-se o comando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5T17:28:40.499195823</meta:creation-date>
    <meta:generator>LibreOffice/6.4.7.2$Linux_X86_64 LibreOffice_project/40$Build-2</meta:generator>
    <dc:date>2022-04-19T10:54:13.557009745</dc:date>
    <meta:editing-duration>PT4M12S</meta:editing-duration>
    <meta:editing-cycles>5</meta:editing-cycles>
    <meta:document-statistic meta:table-count="0" meta:image-count="0" meta:object-count="0" meta:page-count="1" meta:paragraph-count="14" meta:word-count="206" meta:character-count="1207" meta:non-whitespace-character-count="1014"/>
  </office:meta>
</office:document-meta>
</file>